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10079c" officeooo:paragraph-rsid="0010079c"/>
    </style:style>
    <style:style style:name="P2" style:family="paragraph" style:parent-style-name="Title">
      <style:text-properties officeooo:rsid="000ead60" officeooo:paragraph-rsid="000ead6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P3</text:p>
      <text:p text:style-name="P1">On a créer un HeroDetailComponent distinct et réutilisable.</text:p>
      <text:p text:style-name="P1">On a utilisé une liaison de propriété pour donner au parent HeroesCOmponent un contrôle sur l’enfant HeroDetailComponent.</text:p>
      <text:p text:style-name="P1">On a ensuite utilisé le décorateur Input pour rendre la propriété hero disponible pour être reliée par le composant externe HeroesComponent. 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7T18:30:12.516000000</meta:creation-date>
    <dc:date>2019-11-27T18:35:40.734000000</dc:date>
    <meta:editing-duration>PT5M27S</meta:editing-duration>
    <meta:editing-cycles>2</meta:editing-cycles>
    <meta:generator>LibreOffice/6.2.3.2$Windows_X86_64 LibreOffice_project/aecc05fe267cc68dde00352a451aa867b3b546ac</meta:generator>
    <meta:document-statistic meta:table-count="0" meta:image-count="0" meta:object-count="0" meta:page-count="1" meta:paragraph-count="4" meta:word-count="47" meta:character-count="324" meta:non-whitespace-character-count="280"/>
  </office:meta>
</office:document-meta>
</file>